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5.93cm" fo:margin-left="-0.399cm" fo:margin-top="0cm" fo:margin-bottom="0cm" table:align="left" style:writing-mode="lr-tb"/>
    </style:style>
    <style:style style:name="Tabla1.A" style:family="table-column">
      <style:table-column-properties style:column-width="3.186cm"/>
    </style:style>
    <style:style style:name="Tabla1.E" style:family="table-column">
      <style:table-column-properties style:column-width="3.187cm"/>
    </style:style>
    <style:style style:name="Tabla1.1" style:family="table-row">
      <style:table-row-properties fo:keep-together="auto"/>
    </style:style>
    <style:style style:name="Tabla1.A1" style:family="table-cell">
      <style:table-cell-properties fo:background-color="#ffffff" fo:padding-left="0.191cm" fo:padding-right="0.191cm" fo:padding-top="0cm" fo:padding-bottom="0cm" fo:border="1pt solid #000001">
        <style:background-image/>
      </style:table-cell-properties>
    </style:style>
    <style:style style:name="P1" style:family="paragraph" style:parent-style-name="Text_20_body">
      <style:paragraph-properties fo:margin-top="0cm" fo:margin-bottom="0cm" style:contextual-spacing="false" style:line-height-at-least="0.176cm"/>
      <style:text-properties style:font-name="Calibri" fo:font-size="12pt" fo:language="none" fo:country="none" fo:font-weight="normal" officeooo:paragraph-rsid="000e8bb5" style:font-weight-asian="normal" style:font-weight-complex="normal"/>
    </style:style>
    <style:style style:name="P2" style:family="paragraph" style:parent-style-name="Text_20_body">
      <style:paragraph-properties fo:margin-top="0cm" fo:margin-bottom="0cm" style:contextual-spacing="false" style:line-height-at-least="0.176cm"/>
      <style:text-properties style:font-name="Arial" fo:font-size="12pt" fo:language="none" fo:country="none" fo:font-weight="bold" officeooo:paragraph-rsid="000e8bb5" style:font-weight-asian="bold" style:font-weight-complex="bold"/>
    </style:style>
    <style:style style:name="P3" style:family="paragraph" style:parent-style-name="Text_20_body">
      <style:paragraph-properties fo:margin-top="0cm" fo:margin-bottom="0cm" style:contextual-spacing="false" style:line-height-at-least="0.176cm"/>
      <style:text-properties style:font-name="Arial" fo:font-size="12pt" fo:language="none" fo:country="none" fo:font-weight="normal" officeooo:paragraph-rsid="000e8bb5" style:font-weight-asian="normal" style:font-weight-complex="normal"/>
    </style:style>
    <style:style style:name="P4" style:family="paragraph" style:parent-style-name="Predeterminado">
      <style:paragraph-properties fo:break-before="page"/>
    </style:style>
    <style:style style:name="P5" style:family="paragraph" style:parent-style-name="Predeterminado">
      <style:paragraph-properties fo:margin-top="0cm" fo:margin-bottom="0cm" style:contextual-spacing="false" style:line-height-at-least="0.176cm"/>
    </style:style>
    <style:style style:name="P6" style:family="paragraph" style:parent-style-name="Predeterminado">
      <style:paragraph-properties fo:margin-top="0cm" fo:margin-bottom="0cm" style:contextual-spacing="false" style:line-height-at-least="0.176cm"/>
      <style:text-properties officeooo:paragraph-rsid="000e8bb5"/>
    </style:style>
    <style:style style:name="P7" style:family="paragraph" style:parent-style-name="Predeterminado">
      <style:paragraph-properties fo:margin-left="0cm" fo:margin-right="0cm" fo:margin-top="0cm" fo:margin-bottom="0cm" style:contextual-spacing="false" style:line-height-at-least="0.176cm" fo:text-indent="0cm" style:auto-text-indent="false"/>
    </style:style>
    <style:style style:name="P8" style:family="paragraph" style:parent-style-name="Predeterminado">
      <style:paragraph-properties fo:margin-left="0cm" fo:margin-right="0cm" fo:margin-top="0cm" fo:margin-bottom="0cm" style:contextual-spacing="false" style:line-height-at-least="0.176cm" fo:text-align="start" style:justify-single-word="false" fo:text-indent="0cm" style:auto-text-indent="false"/>
    </style:style>
    <style:style style:name="P9" style:family="paragraph" style:parent-style-name="Heading_20_2" style:list-style-name="WWNum1"/>
    <style:style style:name="P10" style:family="paragraph" style:parent-style-name="Heading_20_2" style:list-style-name="WWNum1">
      <style:text-properties officeooo:paragraph-rsid="000e8bb5"/>
    </style:style>
    <style:style style:name="P11" style:family="paragraph" style:parent-style-name="Title">
      <style:paragraph-properties fo:text-align="center" style:justify-single-word="false"/>
    </style:style>
    <style:style style:name="P12" style:family="paragraph" style:parent-style-name="Title" style:master-page-name="Standard">
      <style:paragraph-properties style:page-number="auto"/>
    </style:style>
    <style:style style:name="P13" style:family="paragraph" style:parent-style-name="Subtitle">
      <style:paragraph-properties fo:text-align="start" style:justify-single-word="false"/>
      <style:text-properties fo:font-style="normal" fo:font-weight="bold" style:font-style-asian="normal" style:font-weight-asian="bold" style:font-style-complex="normal" style:font-weight-complex="bold"/>
    </style:style>
    <style:style style:name="P14" style:family="paragraph" style:parent-style-name="Subtitle">
      <style:paragraph-properties fo:break-before="page"/>
    </style:style>
    <style:style style:name="T1" style:family="text">
      <style:text-properties style:font-name="Trebuchet MS" fo:font-size="13pt" officeooo:rsid="000e8bb5" style:font-name-asian="Trebuchet MS1" style:font-size-asian="13pt" style:font-name-complex="Trebuchet MS1"/>
    </style:style>
    <style:style style:name="T2" style:family="text">
      <style:text-properties style:font-name="Trebuchet MS" fo:font-size="13pt" fo:font-weight="bold" style:font-name-asian="Trebuchet MS1" style:font-size-asian="13pt" style:font-weight-asian="bold" style:font-name-complex="Trebuchet MS1"/>
    </style:style>
    <style:style style:name="T3" style:family="text">
      <style:text-properties style:font-name="Trebuchet MS" fo:font-size="13pt" fo:font-weight="bold" officeooo:rsid="000e8bb5" style:font-name-asian="Trebuchet MS1" style:font-size-asian="13pt" style:font-weight-asian="bold" style:font-name-complex="Trebuchet MS1"/>
    </style:style>
    <style:style style:name="T4" style:family="text">
      <style:text-properties fo:font-size="13pt" officeooo:rsid="000e8bb5" style:font-name-asian="Trebuchet MS1" style:font-size-asian="13pt" style:font-name-complex="Trebuchet MS1"/>
    </style:style>
    <style:style style:name="T5" style:family="text">
      <style:text-properties fo:font-weight="bold" style:font-weight-asian="bold"/>
    </style:style>
    <style:style style:name="T6" style:family="text">
      <style:text-properties fo:font-size="10pt" style:font-size-asian="10pt"/>
    </style:style>
    <style:style style:name="T7" style:family="text">
      <style:text-properties officeooo:rsid="000e8b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h.wkgaojhlj3qm"/></text:p>
      <text:p text:style-name="Title"><text:bookmark text:name="h.k0q2tbxnhuie"/></text:p>
      <text:p text:style-name="Title"><text:bookmark text:name="h.ovqfyywxw0nm"/></text:p>
      <text:p text:style-name="Title"><text:bookmark text:name="h.e0mn6ug257sw"/></text:p>
      <text:p text:style-name="Title"><text:bookmark text:name="h.xlq892z1qkms"/></text:p>
      <text:p text:style-name="Title"><text:bookmark text:name="h.4l28d7s8lz0f"/></text:p>
      <text:p text:style-name="Title"><text:bookmark text:name="h.stde81euzspj"/></text:p>
      <text:p text:style-name="Title"><text:bookmark text:name="h.pjdiely9dlx6"/></text:p>
      <text:p text:style-name="Title"><text:bookmark text:name="h.8t9tbosfx803"/></text:p>
      <text:p text:style-name="Title"><text:bookmark text:name="h.jpobievfgvvy"/></text:p>
      <text:p text:style-name="Title"><text:bookmark text:name="h.zbb8dii2fg6m"/></text:p>
      <text:p text:style-name="P11"><text:bookmark text:name="h.m9c3jzd61s0r"/>Especificación de requisitos</text:p>
      <text:p text:style-name="P11"><text:bookmark text:name="h.bu16jkgab1ez"/></text:p>
      <text:p text:style-name="P11"><text:bookmark text:name="h.bu16jkgab1ez1"/>Sistema simplificado de Despacho de Taxis</text:p>
      <text:p text:style-name="Predeterminado"/>
      <text:p text:style-name="Predeterminado"/>
      <text:p text:style-name="P4"/>
      <text:p text:style-name="P5"/>
      <text:p text:style-name="P5"/>
      <text:p text:style-name="P6"><text:span text:style-name="T3">1. Introducción</text:span></text:p>
      <text:p text:style-name="P6"><text:span text:style-name="T3"/></text:p>
      <text:p text:style-name="P3"><text:span text:style-name="T4">Este documento es una Especificación de Requisitos Software (ERS) para el Sistema de Despacho de Taxis. </text:span>Este sistema (SDT) permite al administrador de una línea de taxis gestionar el envío de unidades a distintos puntos de la ciudad.</text:p>
      <text:p text:style-name="P3"/>
      <text:p text:style-name="P2"><text:span text:style-name="T7">2. Propósito</text:span></text:p>
      <text:p text:style-name="P3"><text:span text:style-name="T7"/></text:p>
      <text:p text:style-name="P1"><text:span text:style-name="T7">El objeto de la especificación es definir de manera clara y precisa todas las funcionalidades y restricciones del sistema que se desea construir. El documento va dirigido a las personas encargadas del desarrollo e implementación del sistema.</text:span></text:p>
      <text:p text:style-name="P3"><text:span text:style-name="T7"/></text:p>
      <text:p text:style-name="P6"><text:span text:style-name="T3"/></text:p>
      <text:p text:style-name="P13"><text:bookmark text:name="h.3hw5zk3q1q61"/><text:span text:style-name="T7">3. </text:span>Historial de cambios</text:p>
      <text:p text:style-name="Subtitle"><text:bookmark text:name="h.rnh9lxm2cstd"/></text:p>
      <table:table table:name="Tabla1" table:style-name="Tabla1">
        <table:table-column table:style-name="Tabla1.A" table:number-columns-repeated="4"/>
        <table:table-column table:style-name="Tabla1.E"/>
        <table:table-row table:style-name="Tabla1.1">
          <table:table-cell table:style-name="Tabla1.A1" office:value-type="string">
            <text:p text:style-name="P7"><text:bookmark text:name="h.1ug2qnnelpkb"/>Fecha</text:p>
          </table:table-cell>
          <table:table-cell table:style-name="Tabla1.A1" office:value-type="string">
            <text:p text:style-name="P7"><text:bookmark text:name="h.801mtm12rgpz"/>Descripción </text:p>
          </table:table-cell>
          <table:table-cell table:style-name="Tabla1.A1" office:value-type="string">
            <text:p text:style-name="P7"><text:bookmark text:name="h.sfnh8f1riuu5"/>Cambios</text:p>
          </table:table-cell>
          <table:table-cell table:style-name="Tabla1.A1" office:value-type="string">
            <text:p text:style-name="P7"><text:bookmark text:name="h.fvpnz2bgjdb9"/>Autor</text:p>
          </table:table-cell>
          <table:table-cell table:style-name="Tabla1.A1" office:value-type="string">
            <text:p text:style-name="P8"><text:bookmark text:name="h.fvpnz2bgjdb91"/>Id. Cambio</text:p>
          </table:table-cell>
        </table:table-row>
        <table:table-row table:style-name="Tabla1.1">
          <table:table-cell table:style-name="Tabla1.A1" office:value-type="string">
            <text:p text:style-name="P8"><text:bookmark text:name="h.1ug2qnnelpkb1"/></text:p>
          </table:table-cell>
          <table:table-cell table:style-name="Tabla1.A1" office:value-type="string">
            <text:p text:style-name="P8"><text:bookmark text:name="h.yrjvhxjm46am"/>Creación del documento.</text:p>
            <text:p text:style-name="P8"><text:bookmark text:name="h.hffnp8o3z58s"/>Añadidos Requisitos 1 a 9 desde la lista de requisitos.</text:p>
          </table:table-cell>
          <table:table-cell table:style-name="Tabla1.A1" office:value-type="string">
            <text:p text:style-name="P8"><text:bookmark text:name="h.sfnh8f1riuu51"/></text:p>
          </table:table-cell>
          <table:table-cell table:style-name="Tabla1.A1" office:value-type="string">
            <text:p text:style-name="P8"><text:bookmark text:name="h.fvpnz2bgjdb92"/></text:p>
          </table:table-cell>
          <table:table-cell table:style-name="Tabla1.A1" office:value-type="string">
            <text:p text:style-name="P8"><text:bookmark text:name="h.fvpnz2bgjdb93"/></text:p>
          </table:table-cell>
        </table:table-row>
        <table:table-row table:style-name="Tabla1.1">
          <table:table-cell table:style-name="Tabla1.A1" office:value-type="string">
            <text:p text:style-name="P8"><text:bookmark text:name="h.1ug2qnnelpkb2"/></text:p>
          </table:table-cell>
          <table:table-cell table:style-name="Tabla1.A1" office:value-type="string">
            <text:p text:style-name="P8"><text:bookmark text:name="h.4clv76kocppt"/>Desglose de algunos requisitos en más requisitos.</text:p>
            <text:p text:style-name="P8"><text:bookmark text:name="h.o4t4ajbpzzph"/>Clasificación en funcionales / no funcionales.</text:p>
          </table:table-cell>
          <table:table-cell table:style-name="Tabla1.A1" office:value-type="string">
            <text:p text:style-name="P8"><text:bookmark text:name="h.nr0d5zbu0w4n"/>Separada la sección “Requisitos” en “Requisitos funcionales” y “Requisitos no funcionales”.</text:p>
            <text:p text:style-name="P8"><text:bookmark text:name="h.g2a9y9yw51m0"/>Desglosado el requisito 9 en los requisitos 9, 11 y 12.</text:p>
            <text:p text:style-name="P8"><text:bookmark text:name="h.sfnh8f1riuu52"/>Desglosado el requisito 8 en requisitos 8 y 13.</text:p>
          </table:table-cell>
          <table:table-cell table:style-name="Tabla1.A1" office:value-type="string">
            <text:p text:style-name="P8"><text:bookmark text:name="h.fvpnz2bgjdb94"/></text:p>
          </table:table-cell>
          <table:table-cell table:style-name="Tabla1.A1" office:value-type="string">
            <text:p text:style-name="P8"><text:bookmark text:name="h.fvpnz2bgjdb95"/></text:p>
          </table:table-cell>
        </table:table-row>
        <table:table-row table:style-name="Tabla1.1">
          <table:table-cell table:style-name="Tabla1.A1" office:value-type="string">
            <text:p text:style-name="P8"><text:bookmark text:name="h.1ug2qnnelpkb3"/></text:p>
          </table:table-cell>
          <table:table-cell table:style-name="Tabla1.A1" office:value-type="string">
            <text:p text:style-name="P8"><text:bookmark text:name="h.4clv76kocppt1"/>Añadidas secciones nuevas para completar la ERS.</text:p>
          </table:table-cell>
          <table:table-cell table:style-name="Tabla1.A1" office:value-type="string">
            <text:p text:style-name="P8"><text:bookmark text:name="h.mx6ymvejclk"/>Secciones nuevas: “siglas y nomenclaturas” , “propósito general” y “Suposiciones”</text:p>
            <text:p text:style-name="P8"><text:bookmark text:name="h.sfnh8f1riuu53"/>Añadido <text:soft-page-break/>vínculo entre la suposición A y el requisito 6.</text:p>
          </table:table-cell>
          <table:table-cell table:style-name="Tabla1.A1" office:value-type="string">
            <text:p text:style-name="P8"><text:bookmark text:name="h.fvpnz2bgjdb96"/></text:p>
          </table:table-cell>
          <table:table-cell table:style-name="Tabla1.A1" office:value-type="string">
            <text:p text:style-name="P8"><text:bookmark text:name="h.fvpnz2bgjdb97"/></text:p>
          </table:table-cell>
        </table:table-row>
      </table:table>
      <text:p text:style-name="Predeterminado"/>
      <text:p text:style-name="P14"><text:bookmark text:name="h.hfps38wodweu"/></text:p>
      <text:p text:style-name="P5"><text:span text:style-name="T3">4. </text:span><text:span text:style-name="T2">Siglas y nomenclatura</text:span></text:p>
      <text:p text:style-name="P5"/>
      <text:p text:style-name="P5">SDT: Sistema de Despacho de Taxis</text:p>
      <text:p text:style-name="P5">ERS: Especificación de Requisitos</text:p>
      <text:p text:style-name="P5"/>
      <text:p text:style-name="P5">R(N) : Requisito número N</text:p>
      <text:p text:style-name="P5"/>
      <text:list xml:id="list7548420856102239181" text:style-name="WWNum1">
        <text:list-item>
          <text:list>
            <text:list-item>
              <text:h text:style-name="P9" text:outline-level="2"><text:bookmark text:name="h.oik2zjlvptab"/><text:span text:style-name="T7">5. </text:span>Suposiciones</text:h>
            </text:list-item>
          </text:list>
        </text:list-item>
      </text:list>
      <text:p text:style-name="Predeterminado"/>
      <text:p text:style-name="Predeterminado">A- Cada taxi debe tener un sistema instalado para la recepción de estos mensajes informáticos. Para efectos de esta ERS no se implementarán estos sistemas externos y sólo se simulará el comportamiento de envío y recepción de mensajes por parte del SDT.</text:p>
      <text:p text:style-name="Predeterminado"/>
      <text:list xml:id="list42463574" text:continue-numbering="true" text:style-name="WWNum1">
        <text:list-item>
          <text:list>
            <text:list-item>
              <text:h text:style-name="P10" text:outline-level="2"><text:span text:style-name="T7">6. </text:span>Requisitos</text:h>
            </text:list-item>
            <text:list-item>
              <text:h text:style-name="P9" text:outline-level="2"><text:bookmark text:name="h.oske8wnwry6i"/><text:span text:style-name="T7">6.1. </text:span>Requisitos funcionales</text:h>
            </text:list-item>
          </text:list>
        </text:list-item>
      </text:list>
      <text:p text:style-name="Predeterminado"/>
      <text:p text:style-name="Predeterminado"><text:span text:style-name="T5">R(1).</text:span> El sistema debe permitir al usuario (administrador de la línea) ver una lista de todos sus taxis.</text:p>
      <text:p text:style-name="Predeterminado"/>
      <text:p text:style-name="Predeterminado"><text:span text:style-name="T5">R(2).</text:span> Al hacer clic sobre un taxi en particular, el usuario podrá ver su estado (libre u ocupado), su ubicación actual y su destino (si lo tuviese)</text:p>
      <text:p text:style-name="Predeterminado"/>
      <text:p text:style-name="Predeterminado"><text:span text:style-name="T5">R(4).</text:span> Al recibir una llamada telefónica solicitando un taxi, el usuario deberá introducir la información en el sistema. El sistema debe proveer la opción de introducir los siguientes datos por cada solicitud:</text:p>
      <text:p text:style-name="Predeterminado">a. Nombre del solicitante</text:p>
      <text:p text:style-name="Predeterminado">b. Dirección</text:p>
      <text:p text:style-name="Predeterminado">c. Teléfono</text:p>
      <text:p text:style-name="Predeterminado"/>
      <text:p text:style-name="Predeterminado"><text:span text:style-name="T5">R(5).</text:span> Al introducir una solicitud, el sistema automáticamente calculará el taxi óptimo al cual asignarla (por ejemplo, el taxi más cercano a la dirección de destino que esté libre) y mostrará en pantalla el identificador de dicho taxi.</text:p>
      <text:p text:style-name="Predeterminado"/>
      <text:p text:style-name="Predeterminado"><text:span text:style-name="T5">R(6). </text:span>El usuario debe poder hacer clic sobre ese identificador (R5) y enviarle un mensaje (ver suposición A) notificándole su nueva asignación.</text:p>
      <text:p text:style-name="Predeterminado"/>
      <text:p text:style-name="Predeterminado"><text:span text:style-name="T5">R(7).</text:span> Si ocurre algún error de comunicación entre el SDT y el taxi que se está tratando de contactar se mostrará un mensaje de error informando al usuario que ha fallado la comunicación, permitiéndole intentar de nuevo.</text:p>
      <text:p text:style-name="Predeterminado"/>
      <text:p text:style-name="Predeterminado"><text:span text:style-name="T5">R(8).</text:span> El SDT puede estar en dos estados: conectado y desconectado. Al estar conectado, el usuario podrá llevar a cabo sus tareas de comunicación con taxis de manera normal. De estar desconectado, el sistema deberá poderse seguir usando, pero no será posible enviar mensajes a taxis ni ver el estado o dirección de los mismos al ver la lista de taxis (R1) o la información particular de un taxi (R2). </text:p>
      <text:p text:style-name="Predeterminado"/>
      <text:p text:style-name="Predeterminado"><text:soft-page-break/><text:span text:style-name="T5">R(9). </text:span>El sistema debe permitir al usuario la opción de descargar a un archivo de texto el historial (log) de todas las solicitudes introducidas en el sistema hasta la fecha.<text:span text:style-name="T6"> </text:span></text:p>
      <text:list xml:id="list42495104" text:continue-numbering="true" text:style-name="WWNum1">
        <text:list-item>
          <text:list>
            <text:list-item>
              <text:h text:style-name="P9" text:outline-level="2"><text:bookmark text:name="h.vvkbdsvgm0ja"/><text:span text:style-name="T7">6.2. </text:span>Requisitos no funcionales</text:h>
            </text:list-item>
          </text:list>
        </text:list-item>
      </text:list>
      <text:p text:style-name="Predeterminado"/>
      <text:p text:style-name="Predeterminado"><text:span text:style-name="T5">R(3). </text:span>Si el usuario está en modo lista (R1) y quiere saber solamente el estado de algún taxi sin tener que hacer clic sobre él y ver toda su información, deberá poder colocar el cursor sobre el taxi deseado y el sistema deberá mostrarle un pop up o tooltip con únicamente el estado del taxi.</text:p>
      <text:p text:style-name="Predeterminado"/>
      <text:p text:style-name="Predeterminado"><text:span text:style-name="T5">R(11).</text:span> Al ser el proceso de R(9) un proceso que puede tardar varios segundos (o minutos, en caso de sistemas con un historial muy largo) se deberá mostrar una barra de progreso durante la descarga, indicando el porcentaje descargado y, de ser posible, el número de registros descargados y por descargar en tiempo real. </text:p>
      <text:p text:style-name="Predeterminado"/>
      <text:p text:style-name="Predeterminado"><text:span text:style-name="T5">R(12).</text:span> El proceso de R(9) también deberá tener un botón de cancel que permita cancelar la descarga en cualquier momento. </text:p>
      <text:p text:style-name="Predeterminado"/>
      <text:p text:style-name="Predeterminado"><text:span text:style-name="T5">R(13). </text:span>Para cada uno de los dos estados del sistema (conectado, desconectado), se deberá mostrar en la interfaz un ícono informativo, permitiendo al usuario determinar si está conectado o no con solo mirar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ans-serif"/>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A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Predeterminado"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Predeterminado"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Predeterminado"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Predeterminado" style:default-outline-level="" style:class="index">
      <style:paragraph-properties text:number-lines="false" text:line-number="0"/>
      <style:text-properties style:font-size-asian="12pt" style:font-name-complex="Mangal1"/>
    </style:style>
    <style:style style:name="Predeterminado" style:family="paragraph" style:default-outline-level="">
      <style:paragraph-properties fo:orphans="0" fo:widows="0" fo:hyphenation-ladder-count="no-limit" style:writing-mode="lr-tb">
        <style:tab-stops/>
      </style:paragraph-properties>
      <style:text-properties fo:color="#00000a"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_20_1" style:display-name="Heading 1" style:family="paragraph" style:default-outline-level="1" style:list-style-name="" style:class="text">
      <style:paragraph-properties fo:margin-top="0.353cm" fo:margin-bottom="0cm" style:contextual-spacing="false" style:line-height-at-least="0.176cm"/>
      <style:text-properties style:font-name="Trebuchet MS" fo:font-size="16pt" style:font-name-asian="Trebuchet MS1" style:font-size-asian="16pt" style:font-name-complex="Trebuchet MS1"/>
    </style:style>
    <style:style style:name="Heading_20_2" style:display-name="Heading 2" style:family="paragraph" style:default-outline-level="2" style:list-style-name="" style:class="text">
      <style:paragraph-properties fo:margin-top="0.353cm" fo:margin-bottom="0cm" style:contextual-spacing="false" style:line-height-at-least="0.176cm"/>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default-outline-level="3" style:list-style-name="" style:class="text">
      <style:paragraph-properties fo:margin-top="0.282cm" fo:margin-bottom="0cm" style:contextual-spacing="false" style:line-height-at-least="0.176cm"/>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default-outline-level="4" style:list-style-name="" style:class="text">
      <style:paragraph-properties fo:margin-top="0.282cm" fo:margin-bottom="0cm" style:contextual-spacing="false" style:line-height-at-least="0.176cm"/>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default-outline-level="5" style:list-style-name="" style:class="text">
      <style:paragraph-properties fo:margin-top="0.282cm" fo:margin-bottom="0cm" style:contextual-spacing="false" style:line-height-at-least="0.176cm"/>
      <style:text-properties fo:color="#666666" style:font-name="Trebuchet MS" fo:font-size="11pt" style:font-name-asian="Trebuchet MS1" style:font-size-asian="11pt" style:font-name-complex="Trebuchet MS1"/>
    </style:style>
    <style:style style:name="Heading_20_6" style:display-name="Heading 6" style:family="paragraph" style:default-outline-level="6" style:list-style-name="" style:class="text">
      <style:paragraph-properties fo:margin-top="0.282cm" fo:margin-bottom="0cm" style:contextual-spacing="false" style:line-height-at-least="0.176cm"/>
      <style:text-properties fo:color="#666666" style:font-name="Trebuchet MS" fo:font-size="11pt" fo:font-style="italic" style:font-name-asian="Trebuchet MS1" style:font-size-asian="11pt" style:font-style-asian="italic" style:font-name-complex="Trebuchet MS1"/>
    </style:style>
    <style:style style:name="normal" style:family="paragraph" style:default-outline-level="">
      <style:paragraph-properties fo:margin-left="0cm" fo:margin-right="0cm" fo:margin-top="0cm" fo:margin-bottom="0cm" style:contextual-spacing="false" fo:line-height="115%" fo:text-align="start" style:justify-single-word="false" fo:orphans="2" fo:widows="2" fo:hyphenation-ladder-count="no-limit" fo:text-indent="0cm" style:auto-text-indent="false" style:writing-mode="lr-tb">
        <style:tab-stops/>
      </style:paragraph-properties>
      <style:text-properties fo:font-variant="normal" fo:text-transform="none" fo:color="#000000" style:text-line-through-style="none" style:text-position="0% 100%" style:font-name="Arial1" fo:font-size="11pt" fo:language="es" fo:country="ES" fo:font-style="normal" style:text-underline-style="none" fo:font-weight="normal" style:font-name-asian="Arial2" style:font-size-asian="11pt" style:language-asian="zh" style:country-asian="CN" style:font-style-asian="normal" style:font-weight-asian="normal" style:font-name-complex="Arial2" style:font-size-complex="12pt" style:language-complex="hi" style:country-complex="IN" fo:hyphenate="false" fo:hyphenation-remain-char-count="2" fo:hyphenation-push-char-count="2"/>
    </style:style>
    <style:style style:name="Title" style:family="paragraph" style:parent-style-name="normal" style:default-outline-level="" style:class="chapter">
      <style:paragraph-properties fo:margin-top="0cm" fo:margin-bottom="0cm" style:contextual-spacing="false" style:line-height-at-least="0.176cm" fo:text-align="center" style:justify-single-word="false"/>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default-outline-level="" style:class="chapter">
      <style:paragraph-properties fo:margin-top="0cm" fo:margin-bottom="0.353cm" style:contextual-spacing="false" style:line-height-at-least="0.176cm" fo:text-align="center" style:justify-single-word="false"/>
      <style:text-properties fo:color="#666666" style:font-name="Trebuchet MS" fo:font-size="13pt" fo:font-style="italic" style:font-name-asian="Trebuchet MS1" style:font-size-asian="13pt" style:font-style-asian="italic" style:font-name-complex="Trebuchet MS1" style:font-size-complex="14pt"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0</meta:editing-cycles>
    <dc:title>Especificación de requisitos.docx</dc:title>
    <meta:editing-duration>P0D</meta:editing-duration>
    <meta:generator>LibreOffice/4.0.1.2$Windows_x86 LibreOffice_project/84102822e3d61eb989ddd325abf1ac077904985</meta:generator>
    <dc:date>2013-05-09T22:33:18.34</dc:date>
    <meta:document-statistic meta:table-count="1" meta:image-count="0" meta:object-count="0" meta:page-count="5" meta:paragraph-count="46" meta:word-count="698" meta:character-count="4250" meta:non-whitespace-character-count="3593"/>
  </office:meta>
</office:document-meta>
</file>